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1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4"/>
        <table:table-column table:style-name="co1" table:default-cell-style-name="ce7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atum</text:p>
          </table:table-cell>
          <table:table-cell table:style-name="ce2" office:value-type="string">
            <text:p>Wer ?</text:p>
          </table:table-cell>
          <table:table-cell table:style-name="ce2" office:value-type="string">
            <text:p>Was ?</text:p>
          </table:table-cell>
          <table:table-cell table:style-name="ce8" office:value-type="string">
            <text:p>VersionNr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2-11-01">
            <text:p>01.11.12</text:p>
          </table:table-cell>
          <table:table-cell office:value-type="string">
            <text:p>Steffen</text:p>
          </table:table-cell>
          <table:table-cell office:value-type="string">
            <text:p>Aktueller Stand der Software (letzte Änderung 27.07.2011)</text:p>
          </table:table-cell>
          <table:table-cell office:value-type="string">
            <text:p>1.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2-11-23">
            <text:p>23.11.12</text:p>
          </table:table-cell>
          <table:table-cell office:value-type="string">
            <text:p>Nico</text:p>
          </table:table-cell>
          <table:table-cell office:value-type="string">
            <text:p>default Werte der COM ports für Multimeter und Druckröhre geändert</text:p>
          </table:table-cell>
          <table:table-cell office:value-type="string">
            <text:p>1.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>
            <text:p>Drucklimit für PID regler von 1E-4 auf 1bar gesetz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efault Werte "Multimeter-Schalter" auf False gesetzt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date" office:date-value="2012-12-05">
            <text:p>05.12.12</text:p>
          </table:table-cell>
          <table:table-cell office:value-type="string">
            <text:p>Nico</text:p>
          </table:table-cell>
          <table:table-cell table:style-name="ce6" office:value-type="string">
            <text:p>komplett Upda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ustausch der vorhandene Pfeiffer VIs durch neue DualGaige (TPG262) Vis in Druckmesswertauslesung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und Offsetberechnung des baratron Druck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Einführung von Datenverläufen für die neuen Messwer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Änderung des GUI's zur Anzeige der zusätzlichen Messwerte und Anpassung der Settings Seite auf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eue Daten h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3-10-18">
            <text:p>18.10.13</text:p>
          </table:table-cell>
          <table:table-cell office:value-type="string">
            <text:p>Steffen</text:p>
          </table:table-cell>
          <table:table-cell office:value-type="string">
            <text:p>Layout überarbeitet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18.10.2013</text:date>, <text:time>01:2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M34S</meta:editing-duration>
    <meta:editing-cycles>8</meta:editing-cycles>
    <meta:generator>OpenOffice/4.0.1$Win32 OpenOffice.org_project/401m5$Build-9714</meta:generator>
    <dc:date>2013-10-18T01:23:35.08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